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############## Numerical Similarity ###############</text:p>
      <text:p text:style-name="Preformatted_20_Text">------------ cosine ----------------------</text:p>
      <text:p text:style-name="Preformatted_20_Text">test_f1_macro : <text:s/>0.4500684677110211</text:p>
      <text:p text:style-name="Preformatted_20_Text">test_precision_macro : <text:s/>0.5181201245089857</text:p>
      <text:p text:style-name="P1">test_recall_macro : <text:s/>0.5101960163703642</text:p>
      <text:p text:style-name="P1">------------ Euclidean_distance ----------------------</text:p>
      <text:p text:style-name="Preformatted_20_Text">test_f1_macro : <text:s/>0.5117475032153039</text:p>
      <text:p text:style-name="Preformatted_20_Text">test_precision_macro : <text:s/>0.5117485235017738</text:p>
      <text:p text:style-name="Preformatted_20_Text">test_recall_macro : <text:s/>0.5117484351353397</text:p>
      <text:p text:style-name="P1">------------ wieghted_euclidean ----------------------</text:p>
      <text:p text:style-name="Preformatted_20_Text">test_f1_macro : <text:s/>0.5099290646412662</text:p>
      <text:p text:style-name="Preformatted_20_Text">test_precision_macro : <text:s/>0.5110502726484383</text:p>
      <text:p text:style-name="Preformatted_20_Text">test_recall_macro : <text:s/>0.5109579230256218</text:p>
      <text:p text:style-name="P1">------------ mahalanobis ----------------------</text:p>
      <text:p text:style-name="Preformatted_20_Text">test_f1_macro : <text:s/>0.507285254812209</text:p>
      <text:p text:style-name="Preformatted_20_Text">test_precision_macro : <text:s/>0.5101805644160656</text:p>
      <text:p text:style-name="Preformatted_20_Text">test_recall_macro : <text:s/>0.5099593811286367</text:p>
      <text:p text:style-name="P1">------------ minkowski ----------------------</text:p>
      <text:p text:style-name="Preformatted_20_Text"/>
      <text:p text:style-name="Preformatted_20_Text">test_f1_macro : <text:s/>0.5075208416029461</text:p>
      <text:p text:style-name="Preformatted_20_Text">test_precision_macro : <text:s/>0.510402406953008</text:p>
      <text:p text:style-name="Preformatted_20_Text">test_recall_macro : <text:s/>0.5101778080354155</text:p>
      <text:p text:style-name="Preformatted_20_Text">############### Categorical Similarity ###############</text:p>
      <text:p text:style-name="P1">------------ cosine ----------------------</text:p>
      <text:p text:style-name="Preformatted_20_Text">test_f1_macro : <text:s/>0.5061010960569666</text:p>
      <text:p text:style-name="Preformatted_20_Text">test_precision_macro : <text:s/>0.5068482517801292</text:p>
      <text:p text:style-name="Preformatted_20_Text">test_recall_macro : <text:s/>0.5068090447711663</text:p>
      <text:p text:style-name="P1">------------ overlap ----------------------</text:p>
      <text:p text:style-name="Preformatted_20_Text">test_f1_macro : <text:s/>0.4933789237195142</text:p>
      <text:p text:style-name="Preformatted_20_Text">test_precision_macro : <text:s/>0.5075672699349842</text:p>
      <text:p text:style-name="Preformatted_20_Text">test_recall_macro : <text:s/>0.5067674373768176</text:p>
      <text:p text:style-name="P1">------------ Jaccard_Distance ----------------------</text:p>
      <text:p text:style-name="Preformatted_20_Text">test_f1_macro : <text:s/>0.5057452309212177</text:p>
      <text:p text:style-name="Preformatted_20_Text">test_precision_macro : <text:s/>0.5063993361747916</text:p>
      <text:p text:style-name="P1">test_recall_macro : <text:s/>0.506366978443065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7:20:05.470270707</meta:creation-date>
    <dc:date>2019-03-30T17:52:06.061998191</dc:date>
    <meta:editing-duration>PT17M21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34" meta:word-count="104" meta:character-count="1411" meta:non-whitespace-character-count="1317"/>
  </office:meta>
</office:document-meta>
</file>